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Kai CN" svg:font-family="'AR PL UKai C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/>
    </style:style>
    <style:style style:name="P2" style:family="paragraph" style:parent-style-name="Standard">
      <style:text-properties style:text-underline-style="none" fo:background-color="#81d41a"/>
    </style:style>
    <style:style style:name="P3" style:family="paragraph" style:parent-style-name="Standard">
      <style:text-properties fo:background-color="#81d41a"/>
    </style:style>
    <style:style style:name="P4" style:family="paragraph" style:parent-style-name="Standard">
      <style:paragraph-properties fo:margin-left="0cm" fo:margin-right="0cm" fo:text-indent="1.249cm" style:auto-text-indent="false"/>
      <style:text-properties fo:background-color="#81d41a"/>
    </style:style>
    <style:style style:name="P5" style:family="paragraph" style:parent-style-name="Standard" style:master-page-name="Standard">
      <style:paragraph-properties style:page-number="auto"/>
      <style:text-properties style:text-underline-style="none" fo:background-color="#81d41a"/>
    </style:style>
    <style:style style:name="P6" style:family="paragraph" style:parent-style-name="List_20_Paragraph" style:list-style-name="WWNum5"/>
    <style:style style:name="P7" style:family="paragraph" style:parent-style-name="List_20_Paragraph" style:list-style-name="WWNum6"/>
    <style:style style:name="P8" style:family="paragraph" style:parent-style-name="List_20_Paragraph" style:list-style-name="WWNum1"/>
    <style:style style:name="P9" style:family="paragraph" style:parent-style-name="List_20_Paragraph" style:list-style-name="WWNum7"/>
    <style:style style:name="P10" style:family="paragraph" style:parent-style-name="List_20_Paragraph" style:list-style-name="WWNum4"/>
    <style:style style:name="P11" style:family="paragraph" style:parent-style-name="List_20_Paragraph" style:list-style-name="WWNum2"/>
    <style:style style:name="P12" style:family="paragraph" style:parent-style-name="List_20_Paragraph" style:list-style-name="WWNum8"/>
    <style:style style:name="P13" style:family="paragraph" style:parent-style-name="List_20_Paragraph" style:list-style-name="WWNum9"/>
    <style:style style:name="P14" style:family="paragraph" style:parent-style-name="List_20_Paragraph" style:list-style-name="WWNum10"/>
    <style:style style:name="P15" style:family="paragraph" style:parent-style-name="List_20_Paragraph">
      <style:paragraph-properties fo:margin-left="3.789cm" fo:margin-right="0cm" fo:text-indent="0cm" style:auto-text-indent="false"/>
      <style:text-properties fo:font-weight="bold" style:font-weight-asian="bold"/>
    </style:style>
    <style:style style:name="P16" style:family="paragraph" style:parent-style-name="List_20_Paragraph" style:list-style-name="WWNum1">
      <style:paragraph-properties fo:margin-left="2.501cm" fo:margin-right="0cm" fo:text-indent="0.732cm" style:auto-text-indent="false"/>
    </style:style>
    <style:style style:name="P17" style:family="paragraph" style:parent-style-name="List_20_Paragraph">
      <style:paragraph-properties fo:margin-left="3.768cm" fo:margin-right="0cm" fo:text-indent="0cm" style:auto-text-indent="false"/>
      <style:text-properties fo:font-weight="bold" style:font-weight-asian="bold"/>
    </style:style>
    <style:style style:name="P18" style:family="paragraph" style:parent-style-name="List_20_Paragraph">
      <style:paragraph-properties fo:margin-left="3.233cm" fo:margin-right="0cm" fo:text-indent="0cm" style:auto-text-indent="false"/>
    </style:style>
    <style:style style:name="T1" style:family="text">
      <style:text-properties fo:font-size="12pt" fo:language="es" fo:country="ES" fo:font-weight="bold" style:font-size-asian="12pt" style:font-weight-asian="bold"/>
    </style:style>
    <style:style style:name="T2" style:family="text">
      <style:text-properties fo:font-size="12pt" fo:language="es" fo:country="ES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language="es" fo:country="ES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INICIO (HEADER/CABECERA)</text:span></text:p>
      <text:p text:style-name="P2"><text:span text:style-name="T5">Nordeste Ingeniería SRL </text:span></text:p>
      <text:p text:style-name="P2"><text:span text:style-name="T5">Soluciones integrales</text:span></text:p>
      <text:p text:style-name="Standard"><text:span text:style-name="T5">Slider (en carpeta de Animación de imágenes)</text:span></text:p>
      <text:p text:style-name="Standard"><text:span text:style-name="T1">ARQUITECTURA (SECCIONES, CATEGORIAS, SUBCATEGORIAS)</text:span></text:p>
      <text:p text:style-name="Standard"><text:span text:style-name="T5">CATEGORIAS: </text:span></text:p>
      <text:list xml:id="list867585743" text:style-name="WWNum5">
        <text:list-item>
          <text:p text:style-name="P6"><text:span text:style-name="T5">NOSOTROS</text:span></text:p>
        </text:list-item>
        <text:list-item>
          <text:p text:style-name="P6"><text:span text:style-name="T5">SERVICIOS</text:span></text:p>
        </text:list-item>
        <text:list-item>
          <text:p text:style-name="P6"><text:span text:style-name="T5">TRABAJOS</text:span></text:p>
        </text:list-item>
        <text:list-item>
          <text:p text:style-name="P6"><text:span text:style-name="T5">CONTACTO</text:span></text:p>
        </text:list-item>
      </text:list>
      <text:p text:style-name="Standard"><text:span text:style-name="T5">SUBCATEGORIAS:</text:span></text:p>
      <text:list xml:id="list1543920074" text:style-name="WWNum6">
        <text:list-item>
          <text:p text:style-name="P7"><text:span text:style-name="T5">SERVICIOS: OBRAS ELECTRICAS, OBRAS CIVILES, ENERGIAS RENOVABLE, AIRE ACONDICIONADO, MOBILIARIA.</text:span></text:p>
        </text:list-item>
      </text:list>
      <text:p text:style-name="Standard"><text:span text:style-name="T1">DESARROLLO DE CONTENIDOS</text:span></text:p>
      <text:p text:style-name="P3"><text:span text:style-name="T1">NOSOTROS</text:span></text:p>
      <text:p text:style-name="P4">Somos una empresa en pleno desarrollo que cuenta con un equipo de jóvenes ingenieros, operamos principalmente en las provincias de Misiones, Corrientes y Chaco.</text:p>
      <text:p text:style-name="P4">Brindamos servicios de ingeniería integral para industrias, empresas y hogares. Consultoría, proyectos y dirección de obras.</text:p>
      <text:p text:style-name="P4">Mantenemos una política orientada hacia la plena satisfacción de nuestros clientes, buscando equilibrio justo entre calidad y precio.</text:p>
      <text:p text:style-name="Standard"/>
      <text:p text:style-name="Standard"><text:span text:style-name="T3">SERVICIOS</text:span></text:p>
      <text:list xml:id="list3285613229" text:style-name="WWNum1">
        <text:list-item>
          <text:p text:style-name="P8"><text:span text:style-name="T6">OBRAS ELECTRICAS: (fotos ilustrativas)</text:span></text:p>
        </text:list-item>
      </text:list>
      <text:list xml:id="list3995393006" text:style-name="WWNum7">
        <text:list-item>
          <text:p text:style-name="P9">Proyectos eléctricos integrales para edificios, industrias y hogares</text:p>
        </text:list-item>
        <text:list-item>
          <text:p text:style-name="P9">Proyectos, planimetría y ejecución de obras</text:p>
        </text:list-item>
        <text:list-item>
          <text:p text:style-name="P9">Cálculos de instalaciones eléctricas</text:p>
        </text:list-item>
        <text:list-item>
          <text:p text:style-name="P9">Cálculos e instalación de líneas de baja y media tensión y alumbrado público</text:p>
        </text:list-item>
        <text:list-item>
          <text:p text:style-name="P9">Computo de materiales y presupuestos</text:p>
        </text:list-item>
        <text:list-item>
          <text:p text:style-name="P9">Montaje de Tableros electicos</text:p>
        </text:list-item>
        <text:list-item>
          <text:p text:style-name="P9">Tableros Eléctricos para arranques de motores</text:p>
        </text:list-item>
        <text:list-item>
          <text:p text:style-name="P9">Bancos de capacitores – Corrección de factor de potencia</text:p>
        </text:list-item>
        <text:list-item>
          <text:p text:style-name="P9"><text:soft-page-break/>Instalación de señales débiles (Centrales telefónicas, cámaras de seguridad, sistemas contra incendios, luces de emergencia, porteros eléctricos, TV e internet)</text:p>
        </text:list-item>
      </text:list>
      <text:p text:style-name="P15"/>
      <text:list xml:id="list14346042103975" text:continue-list="list3285613229" text:style-name="WWNum1">
        <text:list-item>
          <text:p text:style-name="P8"><text:span text:style-name="T6">OBRAS CIVILES (fotos ilustrativas)</text:span></text:p>
        </text:list-item>
        <text:list-item>
          <text:p text:style-name="P16">Diseño y construcción de piscinas con sistema de filtrado</text:p>
        </text:list-item>
      </text:list>
      <text:list xml:id="list601187284" text:style-name="WWNum4">
        <text:list-item>
          <text:p text:style-name="P10">Obras Hidráulicas </text:p>
        </text:list-item>
        <text:list-item>
          <text:p text:style-name="P10">Obras de gas Natural</text:p>
        </text:list-item>
        <text:list-item>
          <text:p text:style-name="P10">Construcción en seco</text:p>
        </text:list-item>
      </text:list>
      <text:p text:style-name="Standard"/>
      <text:list xml:id="list14344214776739" text:continue-list="list14346042103975" text:style-name="WWNum1">
        <text:list-item>
          <text:p text:style-name="P8"><text:span text:style-name="T6">ENERGIAS RENOVABLES: “CALEFONES SOLARES” (fotos ilustrativas)</text:span></text:p>
        </text:list-item>
      </text:list>
      <text:list xml:id="list14344748496457" text:continue-list="list601187284" text:style-name="WWNum4">
        <text:list-item>
          <text:p text:style-name="P10">Asesoramiento, venta e instalación de calefones solares para viviendas, hoteles y cabañas</text:p>
        </text:list-item>
      </text:list>
      <text:p text:style-name="P17"/>
      <text:p text:style-name="P17"/>
      <text:list xml:id="list14345338153756" text:continue-list="list14344214776739" text:style-name="WWNum1">
        <text:list-item>
          <text:p text:style-name="P8"><text:span text:style-name="T6">AIRES ACONDICIONADOS: (fotos ilustrativas)</text:span></text:p>
        </text:list-item>
      </text:list>
      <text:list xml:id="list14345098041083" text:continue-list="list3995393006" text:style-name="WWNum7">
        <text:list-item>
          <text:p text:style-name="P9">Instalación y mantenimiento de aires acondicionados (Calculo de carga térmica, instalación de nuevos equipos, mantenimiento correctivo y preventivo).</text:p>
        </text:list-item>
      </text:list>
      <text:p text:style-name="Standard"/>
      <text:list xml:id="list14345974616168" text:continue-list="list14345338153756" text:style-name="WWNum1">
        <text:list-item>
          <text:p text:style-name="P8"><text:span text:style-name="T6">MUEBLES (fotos ilustrativas)</text:span></text:p>
        </text:list-item>
        <text:list-item>
          <text:p text:style-name="P16">Mobiliaria hecha a medida con placas MDF</text:p>
        </text:list-item>
        <text:list-item>
          <text:p text:style-name="P16">Mobiliaria escolar</text:p>
        </text:list-item>
      </text:list>
      <text:p text:style-name="P18"/>
      <text:p text:style-name="Standard"><text:span text:style-name="T3">FORMULARIO DE CONTACTO</text:span></text:p>
      <text:list xml:id="list2289750952" text:style-name="WWNum2">
        <text:list-item>
          <text:p text:style-name="P11">NOMBRE</text:p>
        </text:list-item>
        <text:list-item>
          <text:p text:style-name="P11">ASUNTO</text:p>
        </text:list-item>
        <text:list-item>
          <text:p text:style-name="P11">TELEFONO DE CONTACTO</text:p>
        </text:list-item>
        <text:list-item>
          <text:p text:style-name="P11">E-MAIL</text:p>
        </text:list-item>
        <text:list-item>
          <text:p text:style-name="P11">MENSAJE</text:p>
        </text:list-item>
      </text:list>
      <text:p text:style-name="P1"/>
      <text:p text:style-name="Standard"><text:span text:style-name="T3">NUESTROS DATOS DE CONTACTO</text:span></text:p>
      <text:p text:style-name="Standard">TELEFONO: 3764-379898 / 3624-229563</text:p>
      <text:p text:style-name="Standard">E-MAIL: ingenieriadelnordestesrl@gmail.com</text:p>
      <text:p text:style-name="Standard">FACEBOOK: <text:a xlink:type="simple" xlink:href="https://www.facebook.com/ingenieriadelnordestesrl/" text:style-name="ListLabel_20_22" text:visited-style-name="ListLabel_20_22"><text:span text:style-name="Internet_20_link">https://www.facebook.com/ingenieriadelnordestesrl/</text:span></text:a></text:p>
      <text:p text:style-name="Standard">INSTAGRAM: nordesteingenieria</text:p>
      <text:p text:style-name="Standard"><text:span text:style-name="T3">TRABAJOS</text:span></text:p>
      <text:p text:style-name="Standard"><text:soft-page-break/>(Queremos que vayan imágenes con un pie de imagen con el nombre del lugar que se trabajó y el lugar)</text:p>
      <text:p text:style-name="Standard">Se adjunta carpeta de imágenes TRABAJOS.</text:p>
      <text:p text:style-name="Standard">PROYECTOS POSADAS – MISIONES</text:p>
      <text:list xml:id="list1643754341" text:style-name="WWNum8">
        <text:list-item>
          <text:p text:style-name="P12">Edificio IPLYC centro</text:p>
        </text:list-item>
        <text:list-item>
          <text:p text:style-name="P12">Colegio Santa Catalina</text:p>
        </text:list-item>
        <text:list-item>
          <text:p text:style-name="P12">Instituto Madre de la misericordia</text:p>
        </text:list-item>
        <text:list-item>
          <text:p text:style-name="P12">Instituto Bachillerato Humanista</text:p>
        </text:list-item>
        <text:list-item>
          <text:p text:style-name="P12">Hotel apart Avemar</text:p>
        </text:list-item>
      </text:list>
      <text:p text:style-name="Standard">PROYECTOS ITUZAINGO – CORRIENTES</text:p>
      <text:list xml:id="list4090840957" text:style-name="WWNum9">
        <text:list-item>
          <text:p text:style-name="P13">Alumbrado público Av. Julio A. Roca</text:p>
        </text:list-item>
        <text:list-item>
          <text:p text:style-name="P13">Complejo deportivo del club San Martin</text:p>
        </text:list-item>
      </text:list>
      <text:p text:style-name="Standard"><text:span text:style-name="T4">PROYECTO RESISTENCIA – CHACO</text:span> </text:p>
      <text:list xml:id="list3469193958" text:style-name="WWNum10">
        <text:list-item>
          <text:p text:style-name="P14">Edificio Boulevard </text:p>
        </text:list-item>
      </text:list>
      <text:p text:style-name="Standard">PROYECTO CORRIENES – CAPITAL</text:p>
      <text:list xml:id="list14344346796252" text:continue-numbering="true" text:style-name="WWNum10">
        <text:list-item>
          <text:p text:style-name="P14">Iluminación plaza la cruz.</text:p>
        </text:list-item>
        <text:list-item>
          <text:p text:style-name="P14">Iluminación parque Camba Cua<text:bookmark text:name="_GoBack"/>.</text:p>
        </text:list-item>
      </text:list>
      <text:p text:style-name="Standard"/>
      <text:p text:style-name="Standard">Entre otros proyectos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Kai CN" svg:font-family="'AR PL UKai C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Default_20_Paragraph_20_Font" style:display-name="Default Paragraph Font" style:family="text"/>
    <style:style style:name="Subtítulo_20_Car" style:display-name="Subtítulo C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editing-cycles>41</meta:editing-cycles>
    <meta:creation-date>2019-06-11T14:11:00</meta:creation-date>
    <dc:date>2019-07-15T01:43:44.021405157</dc:date>
    <meta:editing-duration>PT9H21M23S</meta:editing-duration>
    <meta:generator>LibreOffice/6.1.3.2$Linux_X86_64 LibreOffice_project/86daf60bf00efa86ad547e59e09d6bb77c699acb</meta:generator>
    <meta:document-statistic meta:table-count="0" meta:image-count="0" meta:object-count="0" meta:page-count="3" meta:paragraph-count="69" meta:word-count="396" meta:character-count="2802" meta:non-whitespace-character-count="25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